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34" calcext:value-type="float">
            <text:p><text:s text:c="3"/>7,734</text:p>
          </table:table-cell>
          <table:table-cell table:style-name="ce36" office:value-type="float" office:value="142431" calcext:value-type="float">
            <text:p><text:s text:c="3"/>142,431</text:p>
          </table:table-cell>
          <table:table-cell table:style-name="ce36" office:value-type="float" office:value="9005752" calcext:value-type="float">
            <text:p><text:s text:c="3"/>9,005,752</text:p>
          </table:table-cell>
          <table:table-cell table:style-name="ce36" office:value-type="float" office:value="23349666" calcext:value-type="float">
            <text:p><text:s text:c="3"/>23,349,666</text:p>
          </table:table-cell>
          <table:table-cell table:style-name="ce36" office:value-type="float" office:value="11565761" calcext:value-type="float">
            <text:p><text:s text:c="3"/>11,565,761</text:p>
          </table:table-cell>
          <table:table-cell table:style-name="ce36" office:value-type="float" office:value="11783905" calcext:value-type="float">
            <text:p><text:s text:c="3"/>11,783,905</text:p>
          </table:table-cell>
          <table:table-cell table:style-name="ce53" office:value-type="float" office:value="98.15" calcext:value-type="float">
            <text:p>98.15</text:p>
          </table:table-cell>
          <table:table-cell table:style-name="ce53" office:value-type="float" office:value="645.07" calcext:value-type="float">
            <text:p>645.07</text:p>
          </table:table-cell>
          <table:table-cell table:style-name="ce64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34" calcext:value-type="float">
            <text:p><text:s text:c="3"/>7,734</text:p>
          </table:table-cell>
          <table:table-cell table:style-name="ce36" office:value-type="float" office:value="142430" calcext:value-type="float">
            <text:p><text:s text:c="3"/>142,430</text:p>
          </table:table-cell>
          <table:table-cell table:style-name="ce36" office:value-type="float" office:value="9005454" calcext:value-type="float">
            <text:p><text:s text:c="3"/>9,005,454</text:p>
          </table:table-cell>
          <table:table-cell table:style-name="ce36" office:value-type="float" office:value="23319776" calcext:value-type="float">
            <text:p><text:s text:c="3"/>23,319,776</text:p>
          </table:table-cell>
          <table:table-cell table:style-name="ce36" office:value-type="float" office:value="11550791" calcext:value-type="float">
            <text:p><text:s text:c="3"/>11,550,791</text:p>
          </table:table-cell>
          <table:table-cell table:style-name="ce36" office:value-type="float" office:value="11768985" calcext:value-type="float">
            <text:p><text:s text:c="3"/>11,768,985</text:p>
          </table:table-cell>
          <table:table-cell table:style-name="ce53" office:value-type="float" office:value="98.15" calcext:value-type="float">
            <text:p>98.15</text:p>
          </table:table-cell>
          <table:table-cell table:style-name="ce53" office:value-type="float" office:value="644.24" calcext:value-type="float">
            <text:p>644.24</text:p>
          </table:table-cell>
          <table:table-cell table:style-name="ce64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6" calcext:value-type="float">
            <text:p><text:s text:c="3"/>7,746</text:p>
          </table:table-cell>
          <table:table-cell table:style-name="ce36" office:value-type="float" office:value="142479" calcext:value-type="float">
            <text:p><text:s text:c="3"/>142,479</text:p>
          </table:table-cell>
          <table:table-cell table:style-name="ce36" office:value-type="float" office:value="9004145" calcext:value-type="float">
            <text:p><text:s text:c="3"/>9,004,145</text:p>
          </table:table-cell>
          <table:table-cell table:style-name="ce36" office:value-type="float" office:value="23268991" calcext:value-type="float">
            <text:p><text:s text:c="3"/>23,268,991</text:p>
          </table:table-cell>
          <table:table-cell table:style-name="ce36" office:value-type="float" office:value="11523301" calcext:value-type="float">
            <text:p><text:s text:c="3"/>11,523,301</text:p>
          </table:table-cell>
          <table:table-cell table:style-name="ce36" office:value-type="float" office:value="11745690" calcext:value-type="float">
            <text:p><text:s text:c="3"/>11,745,690</text:p>
          </table:table-cell>
          <table:table-cell table:style-name="ce53" office:value-type="float" office:value="98.11" calcext:value-type="float">
            <text:p>98.11</text:p>
          </table:table-cell>
          <table:table-cell table:style-name="ce53" office:value-type="float" office:value="642.84" calcext:value-type="float">
            <text:p>642.84</text:p>
          </table:table-cell>
          <table:table-cell table:style-name="ce64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6" calcext:value-type="float">
            <text:p><text:s text:c="3"/>7,746</text:p>
          </table:table-cell>
          <table:table-cell table:style-name="ce36" office:value-type="float" office:value="142480" calcext:value-type="float">
            <text:p><text:s text:c="3"/>142,480</text:p>
          </table:table-cell>
          <table:table-cell table:style-name="ce36" office:value-type="float" office:value="9002584" calcext:value-type="float">
            <text:p><text:s text:c="3"/>9,002,584</text:p>
          </table:table-cell>
          <table:table-cell table:style-name="ce36" office:value-type="float" office:value="23215015" calcext:value-type="float">
            <text:p><text:s text:c="3"/>23,215,015</text:p>
          </table:table-cell>
          <table:table-cell table:style-name="ce36" office:value-type="float" office:value="11493738" calcext:value-type="float">
            <text:p><text:s text:c="3"/>11,493,738</text:p>
          </table:table-cell>
          <table:table-cell table:style-name="ce36" office:value-type="float" office:value="11721277" calcext:value-type="float">
            <text:p><text:s text:c="3"/>11,721,277</text:p>
          </table:table-cell>
          <table:table-cell table:style-name="ce53" office:value-type="float" office:value="98.06" calcext:value-type="float">
            <text:p>98.06</text:p>
          </table:table-cell>
          <table:table-cell table:style-name="ce53" office:value-type="float" office:value="641.35" calcext:value-type="float">
            <text:p>641.35</text:p>
          </table:table-cell>
          <table:table-cell table:style-name="ce64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03" calcext:value-type="float">
            <text:p><text:s text:c="3"/>142,503</text:p>
          </table:table-cell>
          <table:table-cell table:style-name="ce36" office:value-type="float" office:value="9008300" calcext:value-type="float">
            <text:p><text:s text:c="3"/>9,008,300</text:p>
          </table:table-cell>
          <table:table-cell table:style-name="ce36" office:value-type="float" office:value="23196178" calcext:value-type="float">
            <text:p><text:s text:c="3"/>23,196,178</text:p>
          </table:table-cell>
          <table:table-cell table:style-name="ce36" office:value-type="float" office:value="11482441" calcext:value-type="float">
            <text:p><text:s text:c="3"/>11,482,441</text:p>
          </table:table-cell>
          <table:table-cell table:style-name="ce36" office:value-type="float" office:value="11713737" calcext:value-type="float">
            <text:p><text:s text:c="3"/>11,713,737</text:p>
          </table:table-cell>
          <table:table-cell table:style-name="ce53" office:value-type="float" office:value="98.03" calcext:value-type="float">
            <text:p>98.03</text:p>
          </table:table-cell>
          <table:table-cell table:style-name="ce53" office:value-type="float" office:value="640.83" calcext:value-type="float">
            <text:p>640.83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7" calcext:value-type="float">
            <text:p><text:s text:c="3"/>7,747</text:p>
          </table:table-cell>
          <table:table-cell table:style-name="ce36" office:value-type="float" office:value="142506" calcext:value-type="float">
            <text:p><text:s text:c="3"/>142,506</text:p>
          </table:table-cell>
          <table:table-cell table:style-name="ce36" office:value-type="float" office:value="9014700" calcext:value-type="float">
            <text:p><text:s text:c="3"/>9,014,700</text:p>
          </table:table-cell>
          <table:table-cell table:style-name="ce36" office:value-type="float" office:value="23186278" calcext:value-type="float">
            <text:p><text:s text:c="3"/>23,186,278</text:p>
          </table:table-cell>
          <table:table-cell table:style-name="ce36" office:value-type="float" office:value="11475116" calcext:value-type="float">
            <text:p><text:s text:c="3"/>11,475,116</text:p>
          </table:table-cell>
          <table:table-cell table:style-name="ce36" office:value-type="float" office:value="11711162" calcext:value-type="float">
            <text:p><text:s text:c="3"/>11,711,162</text:p>
          </table:table-cell>
          <table:table-cell table:style-name="ce53" office:value-type="float" office:value="97.98" calcext:value-type="float">
            <text:p>97.98</text:p>
          </table:table-cell>
          <table:table-cell table:style-name="ce53" office:value-type="float" office:value="640.56" calcext:value-type="float">
            <text:p>640.5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26456" calcext:value-type="float">
            <text:p><text:s text:c="3"/>9,026,456</text:p>
          </table:table-cell>
          <table:table-cell table:style-name="ce36" office:value-type="float" office:value="23190064" calcext:value-type="float">
            <text:p><text:s text:c="3"/>23,190,064</text:p>
          </table:table-cell>
          <table:table-cell table:style-name="ce36" office:value-type="float" office:value="11475027" calcext:value-type="float">
            <text:p><text:s text:c="3"/>11,475,027</text:p>
          </table:table-cell>
          <table:table-cell table:style-name="ce36" office:value-type="float" office:value="11715037" calcext:value-type="float">
            <text:p><text:s text:c="3"/>11,715,037</text:p>
          </table:table-cell>
          <table:table-cell table:style-name="ce53" office:value-type="float" office:value="97.95" calcext:value-type="float">
            <text:p>97.95</text:p>
          </table:table-cell>
          <table:table-cell table:style-name="ce53" office:value-type="float" office:value="640.66" calcext:value-type="float">
            <text:p>640.6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5" calcext:value-type="float">
            <text:p><text:s text:c="3"/>142,535</text:p>
          </table:table-cell>
          <table:table-cell table:style-name="ce36" office:value-type="float" office:value="9042909" calcext:value-type="float">
            <text:p><text:s text:c="3"/>9,042,909</text:p>
          </table:table-cell>
          <table:table-cell table:style-name="ce36" office:value-type="float" office:value="23194554" calcext:value-type="float">
            <text:p><text:s text:c="3"/>23,194,554</text:p>
          </table:table-cell>
          <table:table-cell table:style-name="ce36" office:value-type="float" office:value="11475623" calcext:value-type="float">
            <text:p><text:s text:c="3"/>11,475,623</text:p>
          </table:table-cell>
          <table:table-cell table:style-name="ce36" office:value-type="float" office:value="11718931" calcext:value-type="float">
            <text:p><text:s text:c="3"/>11,718,931</text:p>
          </table:table-cell>
          <table:table-cell table:style-name="ce53" office:value-type="float" office:value="97.92" calcext:value-type="float">
            <text:p>97.92</text:p>
          </table:table-cell>
          <table:table-cell table:style-name="ce53" office:value-type="float" office:value="640.79" calcext:value-type="float">
            <text:p>640.79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181018877682958" calcext:value-type="float">
            <text:p>0.18</text:p>
          </table:table-cell>
          <table:table-cell table:style-name="ce24" office:value-type="float" office:value="0.0315942456347284" calcext:value-type="float">
            <text:p>0.03</text:p>
          </table:table-cell>
          <table:table-cell table:style-name="ce24" office:value-type="float" office:value="1.03980211757996" calcext:value-type="float">
            <text:p>1.04</text:p>
          </table:table-cell>
          <table:table-cell table:style-name="ce24" office:value-type="float" office:value="-0.204277011928136" calcext:value-type="float">
            <text:p>–0.20</text:p>
          </table:table-cell>
          <table:table-cell table:style-name="ce24" office:value-type="float" office:value="-0.423318448306169" calcext:value-type="float">
            <text:p>–0.42</text:p>
          </table:table-cell>
          <table:table-cell table:style-name="ce24" office:value-type="float" office:value="0.0107095228619036" calcext:value-type="float">
            <text:p>0.01</text:p>
          </table:table-cell>
          <table:table-cell table:style-name="ce24" office:value-type="float" office:value="-0.438104941416207" calcext:value-type="float">
            <text:p>–0.44</text:p>
          </table:table-cell>
          <table:table-cell table:style-name="ce24" office:value-type="float" office:value="-0.20462895499714" calcext:value-type="float">
            <text:p>–0.20</text:p>
          </table:table-cell>
          <table:table-cell table:style-name="ce24" office:value-type="float" office:value="-1.15830115830115" calcext:value-type="float">
            <text:p>–1.16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-0.04069204540671" calcext:value-type="float">
            <text:p>–0.04</text:p>
          </table:table-cell>
          <table:table-cell table:style-name="ce25" office:value-type="float" office:value="0.109401558950212" calcext:value-type="float">
            <text:p>0.11</text:p>
          </table:table-cell>
          <table:table-cell table:style-name="ce25" office:value-type="float" office:value="0.160449506203406" calcext:value-type="float">
            <text:p>0.16</text:p>
          </table:table-cell>
          <table:table-cell table:style-name="ce25" office:value-type="float" office:value="0.153620237207387" calcext:value-type="float">
            <text:p>0.15</text:p>
          </table:table-cell>
          <table:table-cell table:style-name="ce25" office:value-type="float" office:value="0.16712416229683" calcext:value-type="float">
            <text:p>0.17</text:p>
          </table:table-cell>
          <table:table-cell table:style-name="ce25" office:value-type="float" office:value="-0.0204624514016739" calcext:value-type="float">
            <text:p>–0.02</text:p>
          </table:table-cell>
          <table:table-cell table:style-name="ce25" office:value-type="float" office:value="0.160256410256406" calcext:value-type="float">
            <text:p>0.16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1 月 底" calcext:value-type="string">
            <text:p><text:s/>中 華 民 國 <text:s/>112 年 1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476" calcext:value-type="float">
            <text:p><text:s text:c="3"/>142,476</text:p>
          </table:table-cell>
          <table:table-cell table:style-name="ce35" office:value-type="float" office:value="9099394" calcext:value-type="float">
            <text:p><text:s text:c="3"/>9,099,394</text:p>
          </table:table-cell>
          <table:table-cell table:style-name="ce35" office:value-type="float" office:value="23301968" calcext:value-type="float">
            <text:p><text:s text:c="3"/>23,301,968</text:p>
          </table:table-cell>
          <table:table-cell table:style-name="ce35" office:value-type="float" office:value="11516801" calcext:value-type="float">
            <text:p><text:s text:c="3"/>11,516,801</text:p>
          </table:table-cell>
          <table:table-cell table:style-name="ce35" office:value-type="float" office:value="11785167" calcext:value-type="float">
            <text:p><text:s text:c="3"/>11,785,167</text:p>
          </table:table-cell>
          <table:table-cell table:style-name="ce52" office:value-type="float" office:value="97.72" calcext:value-type="float">
            <text:p>97.72</text:p>
          </table:table-cell>
          <table:table-cell table:style-name="ce52" office:value-type="float" office:value="643.75" calcext:value-type="float">
            <text:p>643.75</text:p>
          </table:table-cell>
          <table:table-cell table:style-name="ce63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5" calcext:value-type="float">
            <text:p><text:s text:c="3"/>22,155</text:p>
          </table:table-cell>
          <table:table-cell table:style-name="ce35" office:value-type="float" office:value="1641287" calcext:value-type="float">
            <text:p><text:s text:c="3"/>1,641,287</text:p>
          </table:table-cell>
          <table:table-cell table:style-name="ce35" office:value-type="float" office:value="4004367" calcext:value-type="float">
            <text:p><text:s text:c="3"/>4,004,367</text:p>
          </table:table-cell>
          <table:table-cell table:style-name="ce35" office:value-type="float" office:value="1951283" calcext:value-type="float">
            <text:p><text:s text:c="3"/>1,951,283</text:p>
          </table:table-cell>
          <table:table-cell table:style-name="ce35" office:value-type="float" office:value="2053084" calcext:value-type="float">
            <text:p><text:s text:c="3"/>2,053,084</text:p>
          </table:table-cell>
          <table:table-cell table:style-name="ce52" office:value-type="float" office:value="95.04" calcext:value-type="float">
            <text:p>95.04</text:p>
          </table:table-cell>
          <table:table-cell table:style-name="ce52" office:value-type="float" office:value="1950.91" calcext:value-type="float">
            <text:p>1,950.91</text:p>
          </table:table-cell>
          <table:table-cell table:style-name="ce63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5" calcext:value-type="float">
            <text:p><text:s text:c="3"/>9,575</text:p>
          </table:table-cell>
          <table:table-cell table:style-name="ce35" office:value-type="float" office:value="1052383" calcext:value-type="float">
            <text:p><text:s text:c="3"/>1,052,383</text:p>
          </table:table-cell>
          <table:table-cell table:style-name="ce35" office:value-type="float" office:value="2488043" calcext:value-type="float">
            <text:p><text:s text:c="3"/>2,488,043</text:p>
          </table:table-cell>
          <table:table-cell table:style-name="ce35" office:value-type="float" office:value="1180304" calcext:value-type="float">
            <text:p><text:s text:c="3"/>1,180,304</text:p>
          </table:table-cell>
          <table:table-cell table:style-name="ce35" office:value-type="float" office:value="1307739" calcext:value-type="float">
            <text:p><text:s text:c="3"/>1,307,739</text:p>
          </table:table-cell>
          <table:table-cell table:style-name="ce52" office:value-type="float" office:value="90.26" calcext:value-type="float">
            <text:p>90.26</text:p>
          </table:table-cell>
          <table:table-cell table:style-name="ce52" office:value-type="float" office:value="9153.96" calcext:value-type="float">
            <text:p>9,153.96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29" calcext:value-type="float">
            <text:p><text:s text:c="3"/>11,929</text:p>
          </table:table-cell>
          <table:table-cell table:style-name="ce35" office:value-type="float" office:value="880025" calcext:value-type="float">
            <text:p><text:s text:c="3"/>880,025</text:p>
          </table:table-cell>
          <table:table-cell table:style-name="ce35" office:value-type="float" office:value="2286942" calcext:value-type="float">
            <text:p><text:s text:c="3"/>2,286,942</text:p>
          </table:table-cell>
          <table:table-cell table:style-name="ce35" office:value-type="float" office:value="1129622" calcext:value-type="float">
            <text:p><text:s text:c="3"/>1,129,622</text:p>
          </table:table-cell>
          <table:table-cell table:style-name="ce35" office:value-type="float" office:value="1157320" calcext:value-type="float">
            <text:p><text:s text:c="3"/>1,157,320</text:p>
          </table:table-cell>
          <table:table-cell table:style-name="ce52" office:value-type="float" office:value="97.61" calcext:value-type="float">
            <text:p>97.61</text:p>
          </table:table-cell>
          <table:table-cell table:style-name="ce52" office:value-type="float" office:value="1873.08" calcext:value-type="float">
            <text:p>1,873.08</text:p>
          </table:table-cell>
          <table:table-cell table:style-name="ce63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35507" calcext:value-type="float">
            <text:p><text:s text:c="3"/>1,035,507</text:p>
          </table:table-cell>
          <table:table-cell table:style-name="ce35" office:value-type="float" office:value="2819798" calcext:value-type="float">
            <text:p><text:s text:c="3"/>2,819,798</text:p>
          </table:table-cell>
          <table:table-cell table:style-name="ce35" office:value-type="float" office:value="1380928" calcext:value-type="float">
            <text:p><text:s text:c="3"/>1,380,928</text:p>
          </table:table-cell>
          <table:table-cell table:style-name="ce35" office:value-type="float" office:value="1438870" calcext:value-type="float">
            <text:p><text:s text:c="3"/>1,438,870</text:p>
          </table:table-cell>
          <table:table-cell table:style-name="ce52" office:value-type="float" office:value="95.97" calcext:value-type="float">
            <text:p>95.97</text:p>
          </table:table-cell>
          <table:table-cell table:style-name="ce52" office:value-type="float" office:value="1273.11" calcext:value-type="float">
            <text:p>1,273.11</text:p>
          </table:table-cell>
          <table:table-cell table:style-name="ce63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17012" calcext:value-type="float">
            <text:p><text:s text:c="3"/>717,012</text:p>
          </table:table-cell>
          <table:table-cell table:style-name="ce35" office:value-type="float" office:value="1855092" calcext:value-type="float">
            <text:p><text:s text:c="3"/>1,855,092</text:p>
          </table:table-cell>
          <table:table-cell table:style-name="ce35" office:value-type="float" office:value="922171" calcext:value-type="float">
            <text:p><text:s text:c="3"/>922,171</text:p>
          </table:table-cell>
          <table:table-cell table:style-name="ce35" office:value-type="float" office:value="932921" calcext:value-type="float">
            <text:p><text:s text:c="3"/>932,921</text:p>
          </table:table-cell>
          <table:table-cell table:style-name="ce52" office:value-type="float" office:value="98.85" calcext:value-type="float">
            <text:p>98.85</text:p>
          </table:table-cell>
          <table:table-cell table:style-name="ce52" office:value-type="float" office:value="846.44" calcext:value-type="float">
            <text:p>846.44</text:p>
          </table:table-cell>
          <table:table-cell table:style-name="ce63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306" calcext:value-type="float">
            <text:p><text:s text:c="3"/>17,306</text:p>
          </table:table-cell>
          <table:table-cell table:style-name="ce35" office:value-type="float" office:value="1137755" calcext:value-type="float">
            <text:p><text:s text:c="3"/>1,137,755</text:p>
          </table:table-cell>
          <table:table-cell table:style-name="ce35" office:value-type="float" office:value="2731635" calcext:value-type="float">
            <text:p><text:s text:c="3"/>2,731,635</text:p>
          </table:table-cell>
          <table:table-cell table:style-name="ce35" office:value-type="float" office:value="1342906" calcext:value-type="float">
            <text:p><text:s text:c="3"/>1,342,906</text:p>
          </table:table-cell>
          <table:table-cell table:style-name="ce35" office:value-type="float" office:value="1388729" calcext:value-type="float">
            <text:p><text:s text:c="3"/>1,388,729</text:p>
          </table:table-cell>
          <table:table-cell table:style-name="ce52" office:value-type="float" office:value="96.7" calcext:value-type="float">
            <text:p>96.70</text:p>
          </table:table-cell>
          <table:table-cell table:style-name="ce52" office:value-type="float" office:value="925.4" calcext:value-type="float">
            <text:p>925.40</text:p>
          </table:table-cell>
          <table:table-cell table:style-name="ce63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03" calcext:value-type="float">
            <text:p><text:s text:c="3"/>58,403</text:p>
          </table:table-cell>
          <table:table-cell table:style-name="ce35" office:value-type="float" office:value="2588675" calcext:value-type="float">
            <text:p><text:s text:c="3"/>2,588,675</text:p>
          </table:table-cell>
          <table:table-cell table:style-name="ce35" office:value-type="float" office:value="6960136" calcext:value-type="float">
            <text:p><text:s text:c="3"/>6,960,136</text:p>
          </table:table-cell>
          <table:table-cell table:style-name="ce35" office:value-type="float" office:value="3531082" calcext:value-type="float">
            <text:p><text:s text:c="3"/>3,531,082</text:p>
          </table:table-cell>
          <table:table-cell table:style-name="ce35" office:value-type="float" office:value="3429054" calcext:value-type="float">
            <text:p><text:s text:c="3"/>3,429,054</text:p>
          </table:table-cell>
          <table:table-cell table:style-name="ce52" office:value-type="float" office:value="102.98" calcext:value-type="float">
            <text:p>102.98</text:p>
          </table:table-cell>
          <table:table-cell table:style-name="ce52" office:value-type="float" office:value="277.19" calcext:value-type="float">
            <text:p>277.19</text:p>
          </table:table-cell>
          <table:table-cell table:style-name="ce63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6191" calcext:value-type="float">
            <text:p><text:s text:c="3"/>176,191</text:p>
          </table:table-cell>
          <table:table-cell table:style-name="ce36" office:value-type="float" office:value="449391" calcext:value-type="float">
            <text:p><text:s text:c="3"/>449,391</text:p>
          </table:table-cell>
          <table:table-cell table:style-name="ce36" office:value-type="float" office:value="225884" calcext:value-type="float">
            <text:p><text:s text:c="3"/>225,884</text:p>
          </table:table-cell>
          <table:table-cell table:style-name="ce36" office:value-type="float" office:value="223507" calcext:value-type="float">
            <text:p><text:s text:c="3"/>223,507</text:p>
          </table:table-cell>
          <table:table-cell table:style-name="ce53" office:value-type="float" office:value="101.06" calcext:value-type="float">
            <text:p>101.06</text:p>
          </table:table-cell>
          <table:table-cell table:style-name="ce53" office:value-type="float" office:value="209.64" calcext:value-type="float">
            <text:p>209.64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334" calcext:value-type="float">
            <text:p><text:s text:c="3"/>3,334</text:p>
          </table:table-cell>
          <table:table-cell table:style-name="ce36" office:value-type="float" office:value="215699" calcext:value-type="float">
            <text:p><text:s text:c="3"/>215,699</text:p>
          </table:table-cell>
          <table:table-cell table:style-name="ce36" office:value-type="float" office:value="582228" calcext:value-type="float">
            <text:p><text:s text:c="3"/>582,228</text:p>
          </table:table-cell>
          <table:table-cell table:style-name="ce36" office:value-type="float" office:value="296697" calcext:value-type="float">
            <text:p><text:s text:c="3"/>296,697</text:p>
          </table:table-cell>
          <table:table-cell table:style-name="ce36" office:value-type="float" office:value="285531" calcext:value-type="float">
            <text:p><text:s text:c="3"/>285,531</text:p>
          </table:table-cell>
          <table:table-cell table:style-name="ce53" office:value-type="float" office:value="103.91" calcext:value-type="float">
            <text:p>103.91</text:p>
          </table:table-cell>
          <table:table-cell table:style-name="ce53" office:value-type="float" office:value="407.85" calcext:value-type="float">
            <text:p>407.85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6" calcext:value-type="float">
            <text:p><text:s text:c="3"/>4,696</text:p>
          </table:table-cell>
          <table:table-cell table:style-name="ce36" office:value-type="float" office:value="197122" calcext:value-type="float">
            <text:p><text:s text:c="3"/>197,122</text:p>
          </table:table-cell>
          <table:table-cell table:style-name="ce36" office:value-type="float" office:value="535259" calcext:value-type="float">
            <text:p><text:s text:c="3"/>535,259</text:p>
          </table:table-cell>
          <table:table-cell table:style-name="ce36" office:value-type="float" office:value="275578" calcext:value-type="float">
            <text:p><text:s text:c="3"/>275,578</text:p>
          </table:table-cell>
          <table:table-cell table:style-name="ce36" office:value-type="float" office:value="259681" calcext:value-type="float">
            <text:p><text:s text:c="3"/>259,681</text:p>
          </table:table-cell>
          <table:table-cell table:style-name="ce53" office:value-type="float" office:value="106.12" calcext:value-type="float">
            <text:p>106.12</text:p>
          </table:table-cell>
          <table:table-cell table:style-name="ce53" office:value-type="float" office:value="294.05" calcext:value-type="float">
            <text:p>294.05</text:p>
          </table:table-cell>
          <table:table-cell table:style-name="ce64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4" calcext:value-type="float">
            <text:p><text:s text:c="3"/>9,214</text:p>
          </table:table-cell>
          <table:table-cell table:style-name="ce36" office:value-type="float" office:value="402596" calcext:value-type="float">
            <text:p><text:s text:c="3"/>402,596</text:p>
          </table:table-cell>
          <table:table-cell table:style-name="ce36" office:value-type="float" office:value="1245824" calcext:value-type="float">
            <text:p><text:s text:c="3"/>1,245,824</text:p>
          </table:table-cell>
          <table:table-cell table:style-name="ce36" office:value-type="float" office:value="631963" calcext:value-type="float">
            <text:p><text:s text:c="3"/>631,963</text:p>
          </table:table-cell>
          <table:table-cell table:style-name="ce36" office:value-type="float" office:value="613861" calcext:value-type="float">
            <text:p><text:s text:c="3"/>613,861</text:p>
          </table:table-cell>
          <table:table-cell table:style-name="ce53" office:value-type="float" office:value="102.95" calcext:value-type="float">
            <text:p>102.95</text:p>
          </table:table-cell>
          <table:table-cell table:style-name="ce53" office:value-type="float" office:value="1159.56" calcext:value-type="float">
            <text:p>1,159.56</text:p>
          </table:table-cell>
          <table:table-cell table:style-name="ce64" office:value-type="float" office:value="3.09" calcext:value-type="float">
            <text:p>3.0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4" calcext:value-type="float">
            <text:p><text:s text:c="3"/>4,214</text:p>
          </table:table-cell>
          <table:table-cell table:style-name="ce36" office:value-type="float" office:value="179885" calcext:value-type="float">
            <text:p><text:s text:c="3"/>179,885</text:p>
          </table:table-cell>
          <table:table-cell table:style-name="ce36" office:value-type="float" office:value="479666" calcext:value-type="float">
            <text:p><text:s text:c="3"/>479,666</text:p>
          </table:table-cell>
          <table:table-cell table:style-name="ce36" office:value-type="float" office:value="244611" calcext:value-type="float">
            <text:p><text:s text:c="3"/>244,611</text:p>
          </table:table-cell>
          <table:table-cell table:style-name="ce36" office:value-type="float" office:value="235055" calcext:value-type="float">
            <text:p><text:s text:c="3"/>235,055</text:p>
          </table:table-cell>
          <table:table-cell table:style-name="ce53" office:value-type="float" office:value="104.07" calcext:value-type="float">
            <text:p>104.07</text:p>
          </table:table-cell>
          <table:table-cell table:style-name="ce53" office:value-type="float" office:value="116.81" calcext:value-type="float">
            <text:p>116.81</text:p>
          </table:table-cell>
          <table:table-cell table:style-name="ce64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2" calcext:value-type="float">
            <text:p><text:s text:c="3"/>6,512</text:p>
          </table:table-cell>
          <table:table-cell table:style-name="ce36" office:value-type="float" office:value="245446" calcext:value-type="float">
            <text:p><text:s text:c="3"/>245,446</text:p>
          </table:table-cell>
          <table:table-cell table:style-name="ce36" office:value-type="float" office:value="663981" calcext:value-type="float">
            <text:p><text:s text:c="3"/>663,981</text:p>
          </table:table-cell>
          <table:table-cell table:style-name="ce36" office:value-type="float" office:value="342686" calcext:value-type="float">
            <text:p><text:s text:c="3"/>342,686</text:p>
          </table:table-cell>
          <table:table-cell table:style-name="ce36" office:value-type="float" office:value="321295" calcext:value-type="float">
            <text:p><text:s text:c="3"/>321,295</text:p>
          </table:table-cell>
          <table:table-cell table:style-name="ce53" office:value-type="float" office:value="106.66" calcext:value-type="float">
            <text:p>106.66</text:p>
          </table:table-cell>
          <table:table-cell table:style-name="ce53" office:value-type="float" office:value="514.38" calcext:value-type="float">
            <text:p>514.38</text:p>
          </table:table-cell>
          <table:table-cell table:style-name="ce64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6" calcext:value-type="float">
            <text:p><text:s text:c="3"/>5,366</text:p>
          </table:table-cell>
          <table:table-cell table:style-name="ce36" office:value-type="float" office:value="185393" calcext:value-type="float">
            <text:p><text:s text:c="3"/>185,393</text:p>
          </table:table-cell>
          <table:table-cell table:style-name="ce36" office:value-type="float" office:value="488012" calcext:value-type="float">
            <text:p><text:s text:c="3"/>488,012</text:p>
          </table:table-cell>
          <table:table-cell table:style-name="ce36" office:value-type="float" office:value="252820" calcext:value-type="float">
            <text:p><text:s text:c="3"/>252,820</text:p>
          </table:table-cell>
          <table:table-cell table:style-name="ce36" office:value-type="float" office:value="235192" calcext:value-type="float">
            <text:p><text:s text:c="3"/>235,192</text:p>
          </table:table-cell>
          <table:table-cell table:style-name="ce53" office:value-type="float" office:value="107.5" calcext:value-type="float">
            <text:p>107.50</text:p>
          </table:table-cell>
          <table:table-cell table:style-name="ce53" office:value-type="float" office:value="256.36" calcext:value-type="float">
            <text:p>256.36</text:p>
          </table:table-cell>
          <table:table-cell table:style-name="ce64" office:value-type="float" office:value="2.63" calcext:value-type="float">
            <text:p>2.63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02" calcext:value-type="float">
            <text:p><text:s text:c="3"/>7,102</text:p>
          </table:table-cell>
          <table:table-cell table:style-name="ce36" office:value-type="float" office:value="295226" calcext:value-type="float">
            <text:p><text:s text:c="3"/>295,226</text:p>
          </table:table-cell>
          <table:table-cell table:style-name="ce36" office:value-type="float" office:value="798940" calcext:value-type="float">
            <text:p><text:s text:c="3"/>798,940</text:p>
          </table:table-cell>
          <table:table-cell table:style-name="ce36" office:value-type="float" office:value="405846" calcext:value-type="float">
            <text:p><text:s text:c="3"/>405,846</text:p>
          </table:table-cell>
          <table:table-cell table:style-name="ce36" office:value-type="float" office:value="393094" calcext:value-type="float">
            <text:p><text:s text:c="3"/>393,094</text:p>
          </table:table-cell>
          <table:table-cell table:style-name="ce53" office:value-type="float" office:value="103.24" calcext:value-type="float">
            <text:p>103.24</text:p>
          </table:table-cell>
          <table:table-cell table:style-name="ce53" office:value-type="float" office:value="287.84" calcext:value-type="float">
            <text:p>287.84</text:p>
          </table:table-cell>
          <table:table-cell table:style-name="ce64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78" calcext:value-type="float">
            <text:p><text:s text:c="3"/>2,378</text:p>
          </table:table-cell>
          <table:table-cell table:style-name="ce36" office:value-type="float" office:value="84254" calcext:value-type="float">
            <text:p><text:s text:c="3"/>84,254</text:p>
          </table:table-cell>
          <table:table-cell table:style-name="ce36" office:value-type="float" office:value="212511" calcext:value-type="float">
            <text:p><text:s text:c="3"/>212,511</text:p>
          </table:table-cell>
          <table:table-cell table:style-name="ce36" office:value-type="float" office:value="108697" calcext:value-type="float">
            <text:p><text:s text:c="3"/>108,697</text:p>
          </table:table-cell>
          <table:table-cell table:style-name="ce36" office:value-type="float" office:value="103814" calcext:value-type="float">
            <text:p><text:s text:c="3"/>103,814</text:p>
          </table:table-cell>
          <table:table-cell table:style-name="ce53" office:value-type="float" office:value="104.7" calcext:value-type="float">
            <text:p>104.70</text:p>
          </table:table-cell>
          <table:table-cell table:style-name="ce53" office:value-type="float" office:value="60.45" calcext:value-type="float">
            <text:p>60.45</text:p>
          </table:table-cell>
          <table:table-cell table:style-name="ce64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5" calcext:value-type="float">
            <text:p><text:s text:c="3"/>3,625</text:p>
          </table:table-cell>
          <table:table-cell table:style-name="ce36" office:value-type="float" office:value="128189" calcext:value-type="float">
            <text:p><text:s text:c="3"/>128,189</text:p>
          </table:table-cell>
          <table:table-cell table:style-name="ce36" office:value-type="float" office:value="318995" calcext:value-type="float">
            <text:p><text:s text:c="3"/>318,995</text:p>
          </table:table-cell>
          <table:table-cell table:style-name="ce36" office:value-type="float" office:value="160700" calcext:value-type="float">
            <text:p><text:s text:c="3"/>160,700</text:p>
          </table:table-cell>
          <table:table-cell table:style-name="ce36" office:value-type="float" office:value="158295" calcext:value-type="float">
            <text:p><text:s text:c="3"/>158,295</text:p>
          </table:table-cell>
          <table:table-cell table:style-name="ce53" office:value-type="float" office:value="101.52" calcext:value-type="float">
            <text:p>101.52</text:p>
          </table:table-cell>
          <table:table-cell table:style-name="ce53" office:value-type="float" office:value="68.92" calcext:value-type="float">
            <text:p>68.92</text:p>
          </table:table-cell>
          <table:table-cell table:style-name="ce64" office:value-type="float" office:value="2.49" calcext:value-type="float">
            <text:p>2.4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8" calcext:value-type="float">
            <text:p><text:s text:c="3"/>1,398</text:p>
          </table:table-cell>
          <table:table-cell table:style-name="ce36" office:value-type="float" office:value="42868" calcext:value-type="float">
            <text:p><text:s text:c="3"/>42,868</text:p>
          </table:table-cell>
          <table:table-cell table:style-name="ce36" office:value-type="float" office:value="107322" calcext:value-type="float">
            <text:p><text:s text:c="3"/>107,322</text:p>
          </table:table-cell>
          <table:table-cell table:style-name="ce36" office:value-type="float" office:value="55075" calcext:value-type="float">
            <text:p><text:s text:c="3"/>55,075</text:p>
          </table:table-cell>
          <table:table-cell table:style-name="ce36" office:value-type="float" office:value="52247" calcext:value-type="float">
            <text:p><text:s text:c="3"/>52,247</text:p>
          </table:table-cell>
          <table:table-cell table:style-name="ce53" office:value-type="float" office:value="105.41" calcext:value-type="float">
            <text:p>105.41</text:p>
          </table:table-cell>
          <table:table-cell table:style-name="ce53" office:value-type="float" office:value="845.96" calcext:value-type="float">
            <text:p>845.96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2" calcext:value-type="float">
            <text:p><text:s text:c="3"/>3,322</text:p>
          </table:table-cell>
          <table:table-cell table:style-name="ce36" office:value-type="float" office:value="157268" calcext:value-type="float">
            <text:p><text:s text:c="3"/>157,268</text:p>
          </table:table-cell>
          <table:table-cell table:style-name="ce36" office:value-type="float" office:value="361891" calcext:value-type="float">
            <text:p><text:s text:c="3"/>361,891</text:p>
          </table:table-cell>
          <table:table-cell table:style-name="ce36" office:value-type="float" office:value="180231" calcext:value-type="float">
            <text:p><text:s text:c="3"/>180,231</text:p>
          </table:table-cell>
          <table:table-cell table:style-name="ce36" office:value-type="float" office:value="181660" calcext:value-type="float">
            <text:p><text:s text:c="3"/>181,660</text:p>
          </table:table-cell>
          <table:table-cell table:style-name="ce53" office:value-type="float" office:value="99.21" calcext:value-type="float">
            <text:p>99.21</text:p>
          </table:table-cell>
          <table:table-cell table:style-name="ce53" office:value-type="float" office:value="2725.93" calcext:value-type="float">
            <text:p>2,725.93</text:p>
          </table:table-cell>
          <table:table-cell table:style-name="ce64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7" calcext:value-type="float">
            <text:p><text:s text:c="3"/>2,167</text:p>
          </table:table-cell>
          <table:table-cell table:style-name="ce36" office:value-type="float" office:value="176147" calcext:value-type="float">
            <text:p><text:s text:c="3"/>176,147</text:p>
          </table:table-cell>
          <table:table-cell table:style-name="ce36" office:value-type="float" office:value="452928" calcext:value-type="float">
            <text:p><text:s text:c="3"/>452,928</text:p>
          </table:table-cell>
          <table:table-cell table:style-name="ce36" office:value-type="float" office:value="223544" calcext:value-type="float">
            <text:p><text:s text:c="3"/>223,544</text:p>
          </table:table-cell>
          <table:table-cell table:style-name="ce36" office:value-type="float" office:value="229384" calcext:value-type="float">
            <text:p><text:s text:c="3"/>229,384</text:p>
          </table:table-cell>
          <table:table-cell table:style-name="ce53" office:value-type="float" office:value="97.45" calcext:value-type="float">
            <text:p>97.45</text:p>
          </table:table-cell>
          <table:table-cell table:style-name="ce53" office:value-type="float" office:value="4348.7" calcext:value-type="float">
            <text:p>4,348.70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2391" calcext:value-type="float">
            <text:p><text:s text:c="3"/>102,391</text:p>
          </table:table-cell>
          <table:table-cell table:style-name="ce36" office:value-type="float" office:value="263188" calcext:value-type="float">
            <text:p><text:s text:c="3"/>263,188</text:p>
          </table:table-cell>
          <table:table-cell table:style-name="ce36" office:value-type="float" office:value="126750" calcext:value-type="float">
            <text:p><text:s text:c="3"/>126,750</text:p>
          </table:table-cell>
          <table:table-cell table:style-name="ce36" office:value-type="float" office:value="136438" calcext:value-type="float">
            <text:p><text:s text:c="3"/>136,438</text:p>
          </table:table-cell>
          <table:table-cell table:style-name="ce53" office:value-type="float" office:value="92.9" calcext:value-type="float">
            <text:p>92.90</text:p>
          </table:table-cell>
          <table:table-cell table:style-name="ce53" office:value-type="float" office:value="4384.6" calcext:value-type="float">
            <text:p>4,384.60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6750" calcext:value-type="float">
            <text:p><text:s text:c="3"/>46,750</text:p>
          </table:table-cell>
          <table:table-cell table:style-name="ce35" office:value-type="float" office:value="155955" calcext:value-type="float">
            <text:p><text:s text:c="3"/>155,955</text:p>
          </table:table-cell>
          <table:table-cell table:style-name="ce35" office:value-type="float" office:value="78505" calcext:value-type="float">
            <text:p><text:s text:c="3"/>78,505</text:p>
          </table:table-cell>
          <table:table-cell table:style-name="ce35" office:value-type="float" office:value="77450" calcext:value-type="float">
            <text:p><text:s text:c="3"/>77,450</text:p>
          </table:table-cell>
          <table:table-cell table:style-name="ce52" office:value-type="float" office:value="101.36" calcext:value-type="float">
            <text:p>101.36</text:p>
          </table:table-cell>
          <table:table-cell table:style-name="ce52" office:value-type="float" office:value="864.23" calcext:value-type="float">
            <text:p>864.23</text:p>
          </table:table-cell>
          <table:table-cell table:style-name="ce63" office:value-type="float" office:value="3.34" calcext:value-type="float">
            <text:p>3.34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109" calcext:value-type="float">
            <text:p><text:s text:c="3"/>43,109</text:p>
          </table:table-cell>
          <table:table-cell table:style-name="ce36" office:value-type="float" office:value="141965" calcext:value-type="float">
            <text:p><text:s text:c="3"/>141,965</text:p>
          </table:table-cell>
          <table:table-cell table:style-name="ce36" office:value-type="float" office:value="70423" calcext:value-type="float">
            <text:p><text:s text:c="3"/>70,423</text:p>
          </table:table-cell>
          <table:table-cell table:style-name="ce36" office:value-type="float" office:value="71542" calcext:value-type="float">
            <text:p><text:s text:c="3"/>71,542</text:p>
          </table:table-cell>
          <table:table-cell table:style-name="ce53" office:value-type="float" office:value="98.44" calcext:value-type="float">
            <text:p>98.44</text:p>
          </table:table-cell>
          <table:table-cell table:style-name="ce53" office:value-type="float" office:value="936.1" calcext:value-type="float">
            <text:p>936.10</text:p>
          </table:table-cell>
          <table:table-cell table:style-name="ce64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41" calcext:value-type="float">
            <text:p><text:s text:c="3"/>3,641</text:p>
          </table:table-cell>
          <table:table-cell table:style-name="ce36" office:value-type="float" office:value="13990" calcext:value-type="float">
            <text:p><text:s text:c="3"/>13,990</text:p>
          </table:table-cell>
          <table:table-cell table:style-name="ce36" office:value-type="float" office:value="8082" calcext:value-type="float">
            <text:p><text:s text:c="3"/>8,082</text:p>
          </table:table-cell>
          <table:table-cell table:style-name="ce36" office:value-type="float" office:value="5908" calcext:value-type="float">
            <text:p><text:s text:c="3"/>5,908</text:p>
          </table:table-cell>
          <table:table-cell table:style-name="ce53" office:value-type="float" office:value="136.8" calcext:value-type="float">
            <text:p>136.80</text:p>
          </table:table-cell>
          <table:table-cell table:style-name="ce53" office:value-type="float" office:value="485.76" calcext:value-type="float">
            <text:p>485.76</text:p>
          </table:table-cell>
          <table:table-cell table:style-name="ce64" office:value-type="float" office:value="3.84" calcext:value-type="float">
            <text:p>3.84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